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cm"/>
    </style:style>
    <style:style style:name="co2"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5.9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4.263cm" fo:break-before="auto" style:use-optimal-row-height="true"/>
    </style:style>
    <style:style style:name="ro10" style:family="table-row">
      <style:table-row-properties style:row-height="2.57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font-size="14pt" fo:font-weight="bold" fo:hyphenate="true"/>
    </style:style>
    <style:style style:name="ce2"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hyphenate="true"/>
    </style:style>
    <style:style style:name="ce3" style:family="table-cell" style:parent-style-name="Default">
      <style:table-cell-properties style:text-align-source="fix" style:repeat-content="false" fo:wrap-option="wrap" style:vertical-align="bottom"/>
      <style:paragraph-properties fo:text-align="start"/>
      <style:text-properties fo:hyphenate="true"/>
    </style:style>
    <style:style style:name="ce4"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font-weight="bold" fo:hyphenate="true"/>
    </style:style>
    <style:style style:name="ce5"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hyphenate="true"/>
    </style:style>
    <style:style style:name="ce6" style:family="table-cell" style:parent-style-name="Default">
      <style:table-cell-properties fo:background-color="#ccccff" style:text-align-source="fix" style:repeat-content="false" fo:wrap-option="wrap" fo:border="0.002cm solid #000000" style:vertical-align="bottom"/>
      <style:paragraph-properties fo:text-align="start"/>
      <style:text-properties fo:font-weight="bold" fo:hyphenate="true"/>
    </style:style>
    <style:style style:name="ce7" style:family="table-cell" style:parent-style-name="Default">
      <style:table-cell-properties style:text-align-source="fix" style:repeat-content="false" fo:wrap-option="wrap" fo:border="0.002cm solid #000000" style:vertical-align="bottom"/>
      <style:paragraph-properties fo:text-align="start"/>
      <style:text-properties fo:hyphenate="true"/>
    </style:style>
    <style:style style:name="ce8"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font-weight="bold" fo:hyphenate="true"/>
    </style:style>
    <style:style style:name="ce9"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hyphenate="true"/>
    </style:style>
    <style:style style:name="ce10" style:family="table-cell" style:parent-style-name="Default" style:data-style-name="N100">
      <style:table-cell-properties fo:wrap-option="wrap" fo:border="0.002cm solid #000000"/>
      <style:text-properties fo:hyphenate="true"/>
    </style:style>
    <style:style style:name="ce11" style:family="table-cell" style:parent-style-name="Default">
      <style:table-cell-properties fo:background-color="#ccccff" fo:border="0.002cm solid #000000"/>
      <style:text-properties fo:font-weight="bold"/>
    </style:style>
    <style:style style:name="ce12" style:family="table-cell" style:parent-style-name="Default">
      <style:table-cell-properties fo:background-color="#ffffcc" style:text-align-source="fix" style:repeat-content="false" fo:wrap-option="wrap" fo:border="0.002cm solid #000000" style:vertical-align="bottom"/>
      <style:paragraph-properties fo:text-align="start"/>
      <style:text-properties fo:hyphenate="true"/>
    </style:style>
    <style:style style:name="ce13" style:family="table-cell" style:parent-style-name="Default">
      <style:table-cell-properties fo:background-color="#ff8080" style:text-align-source="fix" style:repeat-content="false" fo:wrap-option="wrap" fo:border="0.002cm solid #000000" style:vertical-align="bottom"/>
      <style:paragraph-properties fo:text-align="start"/>
      <style:text-properties fo:hyphenate="true"/>
    </style:style>
    <style:style style:name="ce14" style:family="table-cell" style:parent-style-name="Default">
      <style:table-cell-properties fo:background-color="#ff8080" style:text-align-source="fix" style:repeat-content="false" fo:wrap-option="wrap" fo:border="0.002cm solid #000000" style:vertical-align="bottom"/>
      <style:paragraph-properties fo:text-align="start" fo:margin-left="0cm"/>
      <style:text-properties fo:hyphenate="true"/>
    </style:style>
    <style:style style:name="ce15" style:family="table-cell" style:parent-style-name="Default">
      <style:table-cell-properties fo:background-color="#ff8080" fo:wrap-option="wrap" fo:border="0.002cm solid #000000"/>
      <style:text-properties fo:hyphenate="true"/>
    </style:style>
    <style:style style:name="ce16" style:family="table-cell" style:parent-style-name="Default">
      <style:table-cell-properties fo:background-color="#ff8080" fo:border="0.002cm solid #000000"/>
    </style:style>
    <style:style style:name="ce17" style:family="table-cell" style:parent-style-name="Default">
      <style:table-cell-properties fo:border="0.002cm solid #000000"/>
    </style:style>
    <style:style style:name="ce18" style:family="table-cell" style:parent-style-name="Default">
      <style:table-cell-properties fo:background-color="#ff8080" style:text-align-source="fix" style:repeat-content="false" fo:wrap-option="wrap" style:vertical-align="bottom"/>
      <style:paragraph-properties fo:text-align="start"/>
      <style:text-properties fo:hyphenate="true"/>
    </style:style>
    <style:style style:name="ce19" style:family="table-cell" style:parent-style-name="Default">
      <style:table-cell-properties fo:wrap-option="wrap"/>
      <style:text-properties fo:hyphenate="true"/>
    </style:style>
    <style:style style:name="ce20" style:family="table-cell" style:parent-style-name="Default">
      <style:table-cell-properties fo:background-color="#33cc66" fo:wrap-option="wrap" fo:border="0.002cm solid #000000"/>
      <style:text-properties fo:font-weight="bold" style:font-weight-asian="bold" style:font-weight-complex="bold" fo:hyphenate="true"/>
    </style:style>
    <style:style style:name="ce21" style:family="table-cell" style:parent-style-name="Default">
      <style:table-cell-properties fo:wrap-option="wrap" fo:border="0.002cm solid #000000"/>
      <style:text-properties fo:font-weight="bold" style:font-weight-asian="bold" style:font-weight-complex="bold" fo:hyphenate="true"/>
    </style:style>
    <style:style style:name="ce22" style:family="table-cell" style:parent-style-name="Default" style:data-style-name="N0">
      <style:table-cell-properties fo:background-color="#33cc66" style:text-align-source="fix" style:repeat-content="false" fo:wrap-option="wrap" fo:border="0.002cm solid #000000" style:vertical-align="bottom"/>
      <style:paragraph-properties fo:text-align="start"/>
      <style:text-properties fo:font-weight="bold" style:font-weight-asian="bold" style:font-weight-complex="bold" fo:hyphenate="true"/>
    </style:style>
    <style:style style:name="ce23" style:family="table-cell" style:parent-style-name="Default" style:data-style-name="N0">
      <style:table-cell-properties style:text-align-source="fix" style:repeat-content="false" fo:wrap-option="wrap" fo:border="0.002cm solid #000000" style:vertical-align="bottom"/>
      <style:paragraph-properties fo:text-align="start"/>
      <style:text-properties fo:hyphenate="true"/>
    </style:style>
    <style:style style:name="ce24" style:family="table-cell" style:parent-style-name="Default">
      <style:table-cell-properties fo:background-color="#33cc66" fo:border="0.002cm solid #000000"/>
      <style:text-properties fo:font-weight="bold" style:font-weight-asian="bold" style:font-weight-complex="bold"/>
    </style:style>
    <style:style style:name="ce25" style:family="table-cell" style:parent-style-name="Default">
      <style:table-cell-properties fo:border="0.002cm solid #000000"/>
      <style:text-properties fo:font-weight="normal" style:font-weight-asian="normal" style:font-weight-complex="normal"/>
    </style:style>
    <style:style style:name="ce26" style:family="table-cell" style:parent-style-name="Default">
      <style:table-cell-properties fo:wrap-option="wrap" fo:border="0.002cm solid #000000"/>
      <style:text-properties fo:font-weight="normal" style:font-weight-asian="normal" style:font-weight-complex="normal" fo:hyphenate="true"/>
    </style:style>
    <style:style style:name="ce27" style:family="table-cell" style:parent-style-name="Default">
      <style:table-cell-properties fo:background-color="#33cc66" fo:border="0.002cm solid #000000"/>
    </style:style>
    <style:style style:name="ce28" style:family="table-cell" style:parent-style-name="Default">
      <style:table-cell-properties fo:wrap-option="wrap" fo:border="0.002cm solid #000000"/>
      <style:text-properties fo:hyphenate="true"/>
    </style:style>
    <style:style style:name="ce29" style:family="table-cell" style:parent-style-name="Default">
      <style:table-cell-properties style:text-align-source="fix" style:repeat-content="false" fo:wrap-option="wrap" fo:border="0.002cm solid #000000" style:vertical-align="bottom"/>
      <style:paragraph-properties fo:text-align="start"/>
      <style:text-properties style:font-name="Arial" fo:hyphenate="true"/>
    </style:style>
    <style:style style:name="ce30" style:family="table-cell" style:parent-style-name="Default">
      <style:table-cell-properties style:text-align-source="fix" style:repeat-content="false" fo:wrap-option="wrap" fo:border="0.002cm solid #000000" style:vertical-align="bottom"/>
      <style:paragraph-properties fo:text-align="start"/>
      <style:text-properties style:font-name="Arial" fo:language="en" fo:country="US" style:language-asian="en" style:country-asian="US" style:language-complex="en" style:country-complex="US" fo:hyphenate="true"/>
    </style:style>
    <style:style style:name="ce31" style:family="table-cell" style:parent-style-name="Default">
      <style:table-cell-properties style:text-align-source="fix" style:repeat-content="false" fo:background-color="transparent" fo:wrap-option="wrap" fo:border="none" style:vertical-align="bottom"/>
      <style:paragraph-properties fo:text-align="start"/>
      <style:text-properties fo:hyphenate="tru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bold" style:font-weight-asian="normal" style:font-weight-complex="normal"/>
    </style:style>
    <style:style style:name="T6" style:family="text">
      <style:text-properties style:font-name="Arial" fo:font-size="10pt" style:font-size-asian="10pt" style:font-size-complex="10pt"/>
    </style:style>
    <style:style style:name="T7" style:family="text">
      <style:text-properties fo:color="#000000" style:font-name="Arial" fo:font-size="10pt" style:font-name-asian="Courier New" style:font-size-asian="10pt" style:font-name-complex="Courier New" style:font-size-complex="10pt"/>
    </style:style>
  </office:automatic-styles>
  <office:body>
    <office:spreadsheet>
      <table:calculation-settings table:use-regular-expressions="false"/>
      <table:table table:name="Entity" table:style-name="ta1" table:print="false">
        <office:forms form:automatic-focus="false" form:apply-design-mode="false"/>
        <table:table-column table:style-name="co1" table:number-columns-repeated="7" table:default-cell-style-name="ce3"/>
        <table:table-column table:style-name="co2" table:number-columns-repeated="249" table:default-cell-style-name="ce3"/>
        <table:table-row table:style-name="ro1">
          <table:table-cell table:style-name="ce1" office:value-type="string" table:number-columns-spanned="7" table:number-rows-spanned="1">
            <text:p>Entity</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Entity class represents models and sprites in game. All 3d and 2d objects are entitys. This need to be created first via field method.</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Please note that all script halting things must be in same entity else behavior is unpredictable.</text:p>
          </table:table-cell>
          <table:covered-table-cell table:number-columns-repeated="6" table:style-name="ce2"/>
          <table:table-cell table:number-columns-repeated="249"/>
        </table:table-row>
        <table:table-row table:style-name="ro3">
          <table:table-cell table:number-columns-repeated="256"/>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model class.</text:p>
          </table:table-cell>
          <table:covered-table-cell table:number-columns-repeated="6" table:style-name="ce5"/>
          <table:table-cell table:number-columns-repeated="249"/>
        </table:table-row>
        <table:table-row table:style-name="ro3">
          <table:table-cell table:number-columns-repeated="256"/>
        </table:table-row>
        <table:table-row table:style-name="ro4">
          <table:table-cell table:style-name="ce6" office:value-type="string" table:number-columns-spanned="1" table:number-rows-spanned="4">
            <text:p>Type</text:p>
          </table:table-cell>
          <table:table-cell table:style-name="ce12" office:value-type="string" table:number-columns-spanned="1" table:number-rows-spanned="4">
            <text:p>ClimbMovement</text:p>
          </table:table-cell>
          <table:table-cell table:style-name="ce7" office:value-type="string">
            <text:p>UP_TO_DOWN</text:p>
          </table:table-cell>
          <table:table-cell table:style-name="ce7" office:value-type="string" table:number-columns-spanned="4" table:number-rows-spanned="1">
            <text:p>«game_up» event will cause model to move to begin point, press «game_down»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DOWN_TO_UP</text:p>
          </table:table-cell>
          <table:table-cell table:style-name="ce7" office:value-type="string" table:number-columns-spanned="4" table:number-rows-spanned="1">
            <text:p>«game_down» event will cause model to move to begin point, press «game_up»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LEFT_TO_RIGHT</text:p>
          </table:table-cell>
          <table:table-cell table:style-name="ce7" office:value-type="string" table:number-columns-spanned="4" table:number-rows-spanned="1">
            <text:p>«game_left» event will cause model to move to begin point, press «game_right»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RIGHT_TO_LEFT</text:p>
          </table:table-cell>
          <table:table-cell table:style-name="ce7" office:value-type="string" table:number-columns-spanned="4" table:number-rows-spanned="1">
            <text:p>«game_right» event will cause model to move to begin point, press «game_left» will cause model to move to end point.</text:p>
          </table:table-cell>
          <table:covered-table-cell table:number-columns-repeated="3" table:style-name="ce7"/>
          <table:table-cell table:number-columns-repeated="249"/>
        </table:table-row>
        <table:table-row table:style-name="ro3">
          <table:table-cell table:number-columns-repeated="256"/>
        </table:table-row>
        <table:table-row table:style-name="ro2">
          <table:table-cell table:style-name="ce6" office:value-type="string" table:number-columns-spanned="1" table:number-rows-spanned="3">
            <text:p>Type</text:p>
          </table:table-cell>
          <table:table-cell table:style-name="ce12" office:value-type="string" table:number-columns-spanned="1" table:number-rows-spanned="3">
            <text:p>TurnDirection</text:p>
          </table:table-cell>
          <table:table-cell table:style-name="ce7" office:value-type="string">
            <text:p>CLOCKWISE</text:p>
          </table:table-cell>
          <table:table-cell table:style-name="ce7" office:value-type="string" table:number-columns-spanned="4" table:number-rows-spanned="1">
            <text:p>Model will be always turned 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ANTICLOCKWISE</text:p>
          </table:table-cell>
          <table:table-cell table:style-name="ce7" office:value-type="string" table:number-columns-spanned="4" table:number-rows-spanned="1">
            <text:p>Model will be always turned anti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CLOSEST</text:p>
          </table:table-cell>
          <table:table-cell table:style-name="ce7" office:value-type="string" table:number-columns-spanned="4" table:number-rows-spanned="1">
            <text:p>Model will be always turned to closest direction.</text:p>
          </table:table-cell>
          <table:covered-table-cell table:number-columns-repeated="3"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SETTING</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and retrieve base model paramet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visible(const bool <text:span text:style-name="T1">is_visibl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visibility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visible -</text:span> true (visible), false (invisible).</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4 VIS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position_triangle(const float<text:span text:style-name="T1"> x</text:span>, const float <text:span text:style-name="T1">y</text:span>, const float <text:span text:style-name="T1">z</text:span>, const int <text:span text:style-name="T1">triangle_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on walkmesh.</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x position.</text:p>
          </table:table-cell>
          <table:table-cell table:style-name="ce7" office:value-type="string">
            <text:p><text:span text:style-name="T1">y</text:span> - y position.</text:p>
          </table:table-cell>
          <table:table-cell table:style-name="ce7" office:value-type="string">
            <text:p><text:span text:style-name="T1">z</text:span> - z position.</text:p>
          </table:table-cell>
          <table:table-cell table:style-name="ce7" office:value-type="string">
            <text:p><text:span text:style-name="T1">triangle_id</text:span> - id of walkmesh triangle from which we start position calculation.</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5 XYZ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peed(const float <text:span text:style-name="T1">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movement spe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peed</text:span> - speed of model.</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2 MSPE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direction(const float <text:span text:style-name="T1">direc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direction</text:span> — andle to set.</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3 DIR</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int get_triangle()</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Allow you to get current model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Id of triangle in which model currently resides.</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B9 GETA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_range(const int <text:span text:style-name="T1">solid_rang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radius.</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olid_range - </text:span>radius of model collision.</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6 SLIDR, 0xD7 SLDR2</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const bool <text:span text:style-name="T1">is_sol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check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solid -</text:span> true (enable check), false (disable check).</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7 SOLI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talk_range(const int <text:span text:style-name="T2">talk_rang</text:span><text:span text:style-name="T1">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talk collision radius.</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talk_range - </text:span>radius of model talk collision.</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5 TALKR, 0xD6 TLKR2</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talkable(const bool <text:span text:style-name="T1">is_talkabl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talk check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talkable -</text:span> true (enable check), false (disable check).</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7E TLKO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rotate_lock(const bool <text:span text:style-name="T1">lock</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Entity will not be rotated during movement if locked.</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3" office:value-type="string" table:number-columns-spanned="6" table:number-rows-spanned="1">
            <text:p>Any move-type opcode after execution reset this to fals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lock -</text:span> true (lock on), false (lock off).</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DB FCFIX</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8" office:value-type="string" table:number-columns-spanned="7" table:number-rows-spanned="1">
            <text:p>DYNAMIC AC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different actions to model like move, turn, jump and oth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position(const float <text:span text:style-name="T1">x</text:span>, const float <text:span text:style-name="T1">y</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given point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move to x position.</text:p>
          </table:table-cell>
          <table:table-cell table:style-name="ce7" office:value-type="string">
            <text:p><text:span text:style-name="T1">y</text:span> - move to y position.</text:p>
          </table:table-cell>
          <table:table-cell table:style-name="ce7" office:value-type="string">
            <text:p><text:span text:style-name="T1">play_animation</text:span> - play standart movement animation during move or not.</text:p>
          </table:table-cell>
          <table:table-cell table:style-name="Default"/>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8 MOVE with <text:span text:style-name="T1">play_animation</text:span><text:span text:style-name="T3"> = true</text:span>, 0xA9 CMOVE with <text:span text:style-name="T1">play_animation = </text:span><text:span text:style-name="T3">false (you need to call set_rotation_lock(true) to emulate this opcode)</text:span>, 0xAD FMOVE with <text:span text:style-name="T1">play</text:span><text:span text:style-name="T2">_animation</text:span><text:span text:style-name="T3"> = false</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model(Model* <text:span text:style-name="T1">model</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 model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model</text:span> - pointer to model to which we want move.</text:p>
          </table:table-cell>
          <table:table-cell table:style-name="ce7" office:value-type="string">
            <text:p><text:span text:style-name="T1">play_animation</text:span> - play standart movement animation during move or not.</text:p>
          </table:table-cell>
          <table:table-cell table:style-name="Default" table:number-columns-repeated="2"/>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A MOVA with <text:span text:style-name="T1">play_animation</text:span><text:span text:style-name="T3"> = true</text:spa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turn_to_model(Model* <text:span text:style-name="T1">model</text:span>, const TurnDirection <text:span text:style-name="T1">turn_direction</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wards given model.</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Direction to model taken at every step, so at the end of rotation we will be looking directly to model.</text:p>
          </table:table-cell>
          <table:covered-table-cell table:number-columns-repeated="5" table:style-name="ce7"/>
          <table:table-cell table:style-name="Default"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model</text:span> - pointer to model to which we want rotate.</text:p>
          </table:table-cell>
          <table:table-cell table:style-name="ce7" office:value-type="string">
            <text:p><text:span text:style-name="T1">turn_direction</text:span> - direction of rotation.</text:p>
          </table:table-cell>
          <table:table-cell table:style-name="ce7" office:value-type="string">
            <text:p><text:span text:style-name="T1">time</text:span> - how much seconds turn wil last.</text:p>
          </table:table-cell>
          <table:table-cell table:style-name="ce7" table:number-columns-repeated="3"/>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B TURA</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turn_to_direction(const float <text:span text:style-name="T1">direction</text:span>, const TurnDirection <text:span text:style-name="T1">turn_direction</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 given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direction</text:span> - angle to which we want to rotate (from zero direction).</text:p>
          </table:table-cell>
          <table:table-cell table:style-name="ce7" office:value-type="string">
            <text:p><text:span text:style-name="T1">turn_direction</text:span> - direction of rotation.</text:p>
          </table:table-cell>
          <table:table-cell table:style-name="ce7" office:value-type="string">
            <text:p><text:span text:style-name="T1">type</text:span> - type of turn.</text:p>
          </table:table-cell>
          <table:table-cell table:style-name="ce7" office:value-type="string">
            <text:p><text:span text:style-name="T1">time</text:span> - how much seconds turn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5 TURNGE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jump_to_position(const float <text:span text:style-name="T1">x</text:span>, const float <text:span text:style-name="T1">y</text:span>, const int <text:span text:style-name="T1">triangle_id</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jump to given position with final point height calculated by given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jump to x position.</text:p>
          </table:table-cell>
          <table:table-cell table:style-name="ce7" office:value-type="string">
            <text:p><text:span text:style-name="T1">y</text:span> - jump to y position.</text:p>
          </table:table-cell>
          <table:table-cell table:style-name="ce7" office:value-type="string">
            <text:p><text:span text:style-name="T1">triangle_id</text:span> - id of triangle to which we jump.</text:p>
          </table:table-cell>
          <table:table-cell table:style-name="ce7" office:value-type="string">
            <text:p><text:span text:style-name="T1">time</text:span> - how much seconds jump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0 JUMP</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climb_to_position(const float <text:span text:style-name="T1">x</text:span>, const float <text:span text:style-name="T1">y</text:span>, const float <text:span text:style-name="T1">z</text:span>, const int <text:span text:style-name="T1">triangle_id</text:span>, const ClimbMovement <text:span text:style-name="T1">climb_movement</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ake entity move directly between two points. This can be used to imitate ladder or rope. PC entity will be moved if directional button pressed. NPC will be move automaticly towards the en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climb to x position.</text:p>
          </table:table-cell>
          <table:table-cell table:style-name="ce7" office:value-type="string">
            <text:p><text:span text:style-name="T1">y</text:span> - climb to y position.</text:p>
          </table:table-cell>
          <table:table-cell table:style-name="ce7" office:value-type="string">
            <text:p><text:span text:style-name="T1">z</text:span> - climb to z position.</text:p>
          </table:table-cell>
          <table:table-cell table:style-name="ce7" office:value-type="string">
            <text:p><text:span text:style-name="T1">triangle_id</text:span> - id of triangle to which we climb.</text:p>
          </table:table-cell>
          <table:table-cell table:style-name="ce7" office:value-type="string">
            <text:p><text:span text:style-name="T1">climb_movement</text:span><text:span text:style-name="T3"> - type of manual climbing control.</text:span></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2 LADER (direction must be set earlier through set_directio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offset_to_position(const float <text:span text:style-name="T1">x</text:span>, const float <text:span text:style-name="T1">y</text:span>, const float <text:span text:style-name="T1">z</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odel will be offseted from physics representation. After being offset, the model continues to be constrained in movement as defined by the walkmesh's shape, but be draw at a certain distance away from the normal walkmesh posi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offset to x position.</text:p>
          </table:table-cell>
          <table:table-cell table:style-name="ce7" office:value-type="string">
            <text:p><text:span text:style-name="T1">y</text:span> - offset to y position.</text:p>
          </table:table-cell>
          <table:table-cell table:style-name="ce7" office:value-type="string">
            <text:p><text:span text:style-name="T1">z</text:span> - offset to z position.</text:p>
          </table:table-cell>
          <table:table-cell table:style-name="ce7" office:value-type="string">
            <text:p><text:span text:style-name="T1">type</text:span> - type of offset.</text:p>
          </table:table-cell>
          <table:table-cell table:style-name="ce7" office:value-type="string">
            <text:p><text:span text:style-name="T1">time</text:span> - how much seconds turn wil last.</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3 OFST</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set_offset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offsetinf is finish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4 OFSTW</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ANIMA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controls animations and their settings.</text:p>
          </table:table-cell>
          <table:covered-table-cell table:number-columns-repeated="6" table:style-name="ce9"/>
          <table:table-cell table:number-columns-repeated="249"/>
        </table:table-row>
        <table:table-row table:style-name="ro7">
          <table:table-cell table:style-name="ce10" office:value-type="string" table:number-columns-spanned="7" table:number-rows-spanned="1">
            <text:p>Animations can be divided into two: PC and NPC animations.</text:p>
            <text:p/>
            <text:p>PC animations always play move routine, but depending on putton player press. There are "idle", "walk", "run" animations. "idle" played when no button pressed or when entity can't move. "walk" when any direction button pressed and entity moved. "run" played when run button is pressed during pressing direction button and entity moved. Any animation play functions will be ignored and has no influence on PC animation. You can set default animation, animation speed and call other functions that not try to play animation.</text:p>
            <text:p/>
            <text:p>NPC animation is also simple. By default played animation in default slot ("idle" by default). You can request other animation to play with different flags. Depending on flags after end animation will stop in last frame of switch to default animation.</text:p>
            <text:p/>
            <text:p>When any entity (both PC and NPC) auto action performed animation played as follows:</text:p>
            <text:p>JUMP - play default.</text:p>
            <text:p>MOVE - play move routine.</text:p>
            <text:p>CLIMB - play default.</text:p>
          </table:table-cell>
          <table:covered-table-cell table:number-columns-repeated="6"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default(const char* <text:span text:style-name="T1">animation_name</text:span>, const float <text:span text:style-name="T1">relative_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set default animation for current entity. It will be played during jump, climbing and right after finishing animation.</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5" office:value-type="string" table:number-columns-spanned="6" table:number-rows-spanned="1">
            <text:p>This command set «stop in last frame» in current playing animation to false. Animation set by this command wil be played looped. Move, run and some others action reset this to their own animations, so you need to remove PC control from this model firs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8">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relative_speed –</text:span><text:span text:style-name="T3"> relative speed of animation. (1 – play as is, 0.5 – two times slower)</text:span></text:p>
          </table:table-cell>
          <table:table-cell table:style-name="ce7" table:number-columns-repeated="4"/>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2 DFANM.<text:span text:style-name="T3"> Relative speed in FFVII was speed divider, so value «2» in opcodes </text:span><text:span text:style-name="T3">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_wait(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style-name="Default" table:number-columns-repeated="2"/>
          <table:table-cell table:number-columns-repeated="247"/>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style-name="Default" table:number-columns-repeated="2"/>
          <table:table-cell table:number-columns-repeated="247"/>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style-name="Default" table:number-columns-repeated="2"/>
          <table:table-cell table:number-columns-repeated="247"/>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style-name="Default" table:number-columns-repeated="2"/>
          <table:table-cell table:number-columns-repeated="247"/>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3"> relative speed of animation. (1 – play as is, 0.5 – two 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style-name="Default" table:number-columns-repeated="2"/>
          <table:table-cell table:number-columns-repeated="247"/>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3 ANIME1 and 0xBB CANIM2 with <text:span text:style-name="T1">stop_in_last_frame</text:span><text:span text:style-name="T3"> = false. 0xBA ANIM!2 </text:span><text:span text:style-name="T3">and 0xBC CANM!2 with </text:span><text:span text:style-name="T1">stop_in_last_frame</text:span><text:span text:style-name="T3"> = true. Relative speed in FFVII was </text:span><text:span text:style-name="T3">speed divider, so value «2» in opcodes 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number-columns-repeated="249"/>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3"> relative speed of animation. (1 – play as is, 0.5 – two 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E ANIME2 and 0xB0 CANIM1 with <text:span text:style-name="T1">stop_in_last_frame</text:span><text:span text:style-name="T3"> = false. 0xAF ANIM!1 </text:span><text:span text:style-name="T3">and 0xB1 CANM!1 with </text:span><text:span text:style-name="T1">stop_in_last_frame</text:span><text:span text:style-name="T3"> = true. Relative speed in FFVII was </text:span><text:span text:style-name="T3">speed divider, so value «2» in opcodes 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animation finishes playing.</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3" office:value-type="string" table:number-columns-spanned="6" table:number-rows-spanned="1">
            <text:p>If called during auto animation like idle walk or run (which is wrong), script execution will not continue until play_animation will be called, cause this animations is looped and can't be finished.</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C ANIMW</text:p>
          </table:table-cell>
          <table:covered-table-cell table:number-columns-repeated="5" table:style-name="ce7"/>
          <table:table-cell table:number-columns-repeated="249"/>
        </table:table-row>
        <table:table-row table:style-name="ro3" table:number-rows-repeated="65348">
          <table:table-cell table:number-columns-repeated="256"/>
        </table:table-row>
        <table:table-row table:style-name="ro3">
          <table:table-cell table:number-columns-repeated="256"/>
        </table:table-row>
      </table:table>
      <table:table table:name="Field" table:style-name="ta1" table:print="false">
        <office:forms form:automatic-focus="false" form:apply-design-mode="false"/>
        <table:table-column table:style-name="co1" table:default-cell-style-name="ce6"/>
        <table:table-column table:style-name="co1" table:number-columns-repeated="6" table:default-cell-style-name="ce7"/>
        <table:table-column table:style-name="co2" table:number-columns-repeated="249" table:default-cell-style-name="Default"/>
        <table:table-row table:style-name="ro1">
          <table:table-cell table:style-name="ce1" office:value-type="string" table:number-columns-spanned="7" table:number-rows-spanned="1">
            <text:p>Field</text:p>
          </table:table-cell>
          <table:covered-table-cell table:number-columns-repeated="5" table:style-name="ce2"/>
          <table:covered-table-cell table:style-name="ce2" office:value-type="string">
            <text:p>`</text:p>
          </table:covered-table-cell>
          <table:table-cell table:number-columns-repeated="249"/>
        </table:table-row>
        <table:table-row table:style-name="ro5">
          <table:table-cell table:style-name="ce2" office:value-type="string" table:number-columns-spanned="7" table:number-rows-spanned="1">
            <text:p>Field class represents field module in game and give access to Field module management. «field» is a global object. It exist since start of scripting system.</text:p>
            <text:p>It manage all fields data such as model, walkmesh and so on.</text:p>
          </table:table-cell>
          <table:covered-table-cell table:number-columns-repeated="6" table:style-name="ce2"/>
          <table:table-cell table:number-columns-repeated="249"/>
        </table:table-row>
        <table:table-row table:style-name="ro3">
          <table:table-cell table:style-name="Default" table:number-columns-repeated="7"/>
          <table:table-cell table:number-columns-repeated="249"/>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field class.</text:p>
          </table:table-cell>
          <table:covered-table-cell table:number-columns-repeated="6" table:style-name="ce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able:number-columns-spanned="1" table:number-rows-spanned="3">
            <text:p>Type</text:p>
          </table:table-cell>
          <table:table-cell table:style-name="ce12" office:value-type="string" table:number-columns-spanned="1" table:number-rows-spanned="3">
            <text:p>ActionType</text:p>
          </table:table-cell>
          <table:table-cell office:value-type="string">
            <text:p>NONE</text:p>
          </table:table-cell>
          <table:table-cell office:value-type="string" table:number-columns-spanned="4" table:number-rows-spanned="1">
            <text:p>Action will be performed instantly.</text:p>
          </table:table-cell>
          <table:covered-table-cell table:number-columns-repeated="3"/>
          <table:table-cell table:number-columns-repeated="249"/>
        </table:table-row>
        <table:table-row table:style-name="ro2">
          <table:covered-table-cell table:style-name="ce7"/>
          <table:covered-table-cell/>
          <table:table-cell office:value-type="string">
            <text:p>LINEAR</text:p>
          </table:table-cell>
          <table:table-cell office:value-type="string" table:number-columns-spanned="4" table:number-rows-spanned="1">
            <text:p>Current point between start and end action position will be calculated linear.</text:p>
          </table:table-cell>
          <table:covered-table-cell table:number-columns-repeated="3"/>
          <table:table-cell table:number-columns-repeated="249"/>
        </table:table-row>
        <table:table-row table:style-name="ro4">
          <table:covered-table-cell table:style-name="ce7"/>
          <table:covered-table-cell/>
          <table:table-cell office:value-type="string">
            <text:p>SMOOTH</text:p>
          </table:table-cell>
          <table:table-cell office:value-type="string" table:number-columns-spanned="4" table:number-rows-spanned="1">
            <text:p>Current point between start and end action position will be calculated smoothly (slow in start ans end, fast in the middle).</text:p>
          </table:table-cell>
          <table:covered-table-cell table:number-columns-repeated="3"/>
          <table:table-cell table:number-columns-repeated="249"/>
        </table:table-row>
        <table:table-row table:style-name="ro3">
          <table:table-cell table:style-name="ce7"/>
          <table:table-cell table:number-columns-repeated="255"/>
        </table:table-row>
        <table:table-row table:style-name="ro2">
          <table:table-cell table:style-name="ce8" office:value-type="string" table:number-columns-spanned="7" table:number-rows-spanned="1">
            <text:p>MODEL AND RELATED</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List of model, walkmesh, character functions used in field class.</text:p>
          </table:table-cell>
          <table:covered-table-cell table:number-columns-repeated="6" table:style-name="ce9"/>
          <table:table-cell table:number-columns-repeated="249"/>
        </table:table-row>
        <table:table-row table:style-name="ro3">
          <table:table-cell table:style-name="ce7"/>
          <table:table-cell table:number-columns-repeated="255"/>
        </table:table-row>
        <table:table-row table:style-name="ro2">
          <table:table-cell office:value-type="string">
            <text:p>Function</text:p>
          </table:table-cell>
          <table:table-cell table:style-name="ce12" office:value-type="string" table:number-columns-spanned="6" table:number-rows-spanned="1">
            <text:p>pc_lock(<text:span text:style-name="T4">const bool </text:span><text:span text:style-name="T2">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player input for unit manipulation (move, talk).</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into menu and do other not related to model things.</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lock</text:span> - bool value to lock or unlock player input.</text:p>
          </table:table-cell>
          <table:table-cell table:style-name="Default" table:number-columns-repeated="4"/>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33 UC</text:p>
          </table:table-cell>
          <table:covered-table-cell table:number-columns-repeated="5"/>
          <table:table-cell table:number-columns-repeated="249"/>
        </table:table-row>
        <table:table-row table:style-name="ro3">
          <table:table-cell table:style-name="ce7"/>
          <table:table-cell table:number-columns-repeated="255"/>
        </table:table-row>
        <table:table-row table:style-name="ro2">
          <table:table-cell office:value-type="string">
            <text:p>Function</text:p>
          </table:table-cell>
          <table:table-cell table:style-name="ce12" office:value-type="string" table:number-columns-spanned="6" table:number-rows-spanned="1">
            <text:p>pc_slip(<text:span text:style-name="T4">const bool </text:span><text:span text:style-name="T2">slip</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player sliping from the wall.</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Note that this not absolutely disable slipping but reduce it to 22.5 degree instead of 180 degree.</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6">
          <table:table-cell office:value-type="string">
            <text:p>Arguments</text:p>
          </table:table-cell>
          <table:table-cell office:value-type="string">
            <text:p><text:span text:style-name="T1">slip</text:span> - bool value to enable or disable player slipping from the wall.</text:p>
          </table:table-cell>
          <table:table-cell table:style-name="Default" table:number-columns-repeated="4"/>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4">
          <table:table-cell office:value-type="string">
            <text:p>FFVII Analog</text:p>
          </table:table-cell>
          <table:table-cell office:value-type="string" table:number-columns-spanned="6" table:number-rows-spanned="1">
            <text:p>0x2B SLIP, but this is for line. Instead of this to emulate this FFVII feature disable this on «on_enter_line» and enable on «on_leave_line» of appropriate line.</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line_trigger_on(const char* <text:span text:style-name="T1">name</text:span><text:span text:style-name="T4">, const bool </text:span><text:span text:style-name="T2">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Enables or disables line trigger on current map.</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name -</text:span> name of trigger.</text:p>
          </table:table-cell>
          <table:table-cell office:value-type="string">
            <text:p><text:span text:style-name="T1">on</text:span> - true or false (on/off).</text:p>
          </table:table-cell>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D1 LINON</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jump_to_map(const int <text:span text:style-name="T1">map_id</text:span><text:span text:style-name="T4">, const float </text:span><text:span text:style-name="T2">x</text:span><text:span text:style-name="T4">, const float </text:span><text:span text:style-name="T2">y</text:span><text:span text:style-name="T4">, const float </text:span><text:span text:style-name="T2">z</text:span><text:span text:style-name="T4">,</text:span><text:span text:style-name="T2"> </text:span><text:span text:style-name="T4">const float </text:span><text:span text:style-name="T5">directi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map with given id and set start position and direction to PC character.</text:p>
          </table:table-cell>
          <table:covered-table-cell table:number-columns-repeated="5"/>
          <table:table-cell table:number-columns-repeated="249"/>
        </table:table-row>
        <table:table-row table:style-name="ro4">
          <table:table-cell office:value-type="string">
            <text:p>Note</text:p>
          </table:table-cell>
          <table:table-cell table:style-name="ce13" office:value-type="string" table:number-columns-spanned="6" table:number-rows-spanned="1">
            <text:p>PC position and direction will be set to model during «set_model_to_character» command so if you set position or direction after that - «jump_to_map» data will be lost.</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2">
          <table:table-cell office:value-type="string">
            <text:p>Arguments</text:p>
          </table:table-cell>
          <table:table-cell office:value-type="string">
            <text:p><text:span text:style-name="T1">map_id -</text:span> id of map.</text:p>
          </table:table-cell>
          <table:table-cell office:value-type="string">
            <text:p><text:span text:style-name="T1">x</text:span> - x position.</text:p>
          </table:table-cell>
          <table:table-cell office:value-type="string">
            <text:p><text:span text:style-name="T1">y</text:span> - y position.</text:p>
          </table:table-cell>
          <table:table-cell office:value-type="string">
            <text:p><text:span text:style-name="T1">z</text:span> - z position.</text:p>
          </table:table-cell>
          <table:table-cell office:value-type="string">
            <text:p><text:span text:style-name="T1">direction</text:span> - angle.</text:p>
          </table:table-cell>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0 MAPJUMP</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battle_run(const int <text:span text:style-name="T1">battle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tart battle with given id.</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battle_id -</text:span> id of battle.</text:p>
          </table:table-cell>
          <table:table-cell table:number-columns-repeated="254"/>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70 BATTLE</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lock_walkmesh(const int <text:span text:style-name="T2">triangle_</text:span><text:span text:style-name="T1">id</text:span><text:span text:style-name="T4">, const bool </text:span><text:span text:style-name="T2">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movement through this triangle.</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out of this triangle but can't go in.</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triangle_id -</text:span> id of triangle to lock.</text:p>
          </table:table-cell>
          <table:table-cell office:value-type="string">
            <text:p><text:span text:style-name="T1">lock</text:span> - bool value to lock or unlock triangle.</text:p>
          </table:table-cell>
          <table:table-cell table:style-name="Default" table:number-columns-repeated="3"/>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D IDLCK</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set_entity_to_character(Entity* <text:span text:style-name="T1">entity</text:span><text:span text:style-name="T2">,</text:span><text:span text:style-name="T1"> </text:span>const int <text:span text:style-name="T1">character_id</text:span>, )</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Assosiates entity with character in game.</text:p>
          </table:table-cell>
          <table:covered-table-cell table:number-columns-repeated="5"/>
          <table:table-cell table:number-columns-repeated="249"/>
        </table:table-row>
        <table:table-row table:style-name="ro4">
          <table:table-cell office:value-type="string">
            <text:p>Note</text:p>
          </table:table-cell>
          <table:table-cell table:style-name="ce18" office:value-type="string" table:number-columns-spanned="6" table:number-rows-spanned="1">
            <text:p>If character is party leader then set entity visible, solid and talkable, set position and direction from gamestate and give control to player.</text:p>
          </table:table-cell>
          <table:covered-table-cell table:number-columns-repeated="5"/>
          <table:table-cell table:style-name="ce3"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entity</text:span><text:span text:style-name="T3"> - pointer to entity.</text:span></text:p>
          </table:table-cell>
          <table:table-cell office:value-type="string">
            <text:p><text:span text:style-name="T1">character_id -</text:span> id of character.</text:p>
          </table:table-cell>
          <table:table-cell table:style-name="Default"/>
          <table:table-cell table:number-columns-repeated="252"/>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0 P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set_player_entity(Entity* <text:span text:style-name="T1">entity</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et given entity as player.</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entity</text:span><text:span text:style-name="T3"> - pointer to entity</text:span></text:p>
          </table:table-cell>
          <table:table-cell table:style-name="Default"/>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BF C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Model* load_model(const char* <text:span text:style-name="T2">name</text:span>, const int <text:span text:style-name="T1">model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new model in field.</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table:style-name="ce19" office:value-type="string">
            <text:p><text:span text:style-name="T2">name</text:span> - name of entity for this model. Must be unique.</text:p>
          </table:table-cell>
          <table:table-cell office:value-type="string">
            <text:p><text:span text:style-name="T1">model_id -</text:span> id of model.</text:p>
          </table:table-cell>
          <table:table-cell table:number-columns-repeated="253"/>
        </table:table-row>
        <table:table-row table:style-name="ro2">
          <table:table-cell office:value-type="string">
            <text:p>Return</text:p>
          </table:table-cell>
          <table:table-cell office:value-type="string" table:number-columns-spanned="6" table:number-rows-spanned="1">
            <text:p>Pointer to loaded model.</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1 CHAR</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random_encounter_on(<text:span text:style-name="T4">const bool </text:span><text:span text:style-name="T2">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Enables or disables random encounter on current map.</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on</text:span> - true or false (on/off).</text:p>
          </table:table-cell>
          <table:table-cell table:style-name="Default"/>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71 BTLON</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random_encounter_table(const int <text:span text:style-name="T1">table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Set encounter table to use.</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table_id -</text:span> id of table.</text:p>
          </table:table-cell>
          <table:table-cell table:number-columns-repeated="254"/>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4B BTLTB</text:p>
          </table:table-cell>
          <table:covered-table-cell table:number-columns-repeated="5"/>
          <table:table-cell table:number-columns-repeated="249"/>
        </table:table-row>
      </table:table>
      <table:table table:name="Script" table:style-name="ta1" table:print="false">
        <office:forms form:automatic-focus="false" form:apply-design-mode="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Script</text:p>
          </table:table-cell>
          <table:covered-table-cell table:number-columns-repeated="5" table:style-name="ce2"/>
          <table:covered-table-cell table:style-name="ce2" office:value-type="string">
            <text:p>`</text:p>
          </table:covered-table-cell>
        </table:table-row>
        <table:table-row table:style-name="ro4">
          <table:table-cell table:style-name="ce2" office:value-type="string" table:number-columns-spanned="7" table:number-rows-spanned="1">
            <text:p>Script class represents field script and give access to manipilating script flow. «script» is a global object. It exist since start of scripting system. All scripts orginized in priority queue. Each script has it's own priority.</text:p>
          </table:table-cell>
          <table:covered-table-cell table:number-columns-repeated="6" table:style-name="ce2"/>
        </table:table-row>
        <table:table-row table:style-name="ro3">
          <table:table-cell table:style-name="Default" table:number-columns-repeated="7"/>
        </table:table-row>
        <table:table-row table:style-name="ro2">
          <table:table-cell table:style-name="ce20" office:value-type="string" table:number-columns-spanned="1" table:number-rows-spanned="9">
            <text:p>Script activation</text:p>
          </table:table-cell>
          <table:table-cell table:style-name="ce22" office:value-type="string">
            <text:p>Script</text:p>
          </table:table-cell>
          <table:table-cell table:style-name="ce24" office:value-type="string">
            <text:p>Priority</text:p>
          </table:table-cell>
          <table:table-cell table:style-name="ce24" office:value-type="string" table:number-columns-spanned="4" table:number-rows-spanned="1">
            <text:p>Description</text:p>
          </table:table-cell>
          <table:covered-table-cell table:number-columns-repeated="3" table:style-name="ce27"/>
        </table:table-row>
        <table:table-row table:style-name="ro2">
          <table:covered-table-cell table:style-name="ce21"/>
          <table:table-cell table:style-name="ce23" office:value-type="string">
            <text:p>on_start</text:p>
          </table:table-cell>
          <table:table-cell table:style-name="ce25" office:value-type="float" office:value="999">
            <text:p>999</text:p>
          </table:table-cell>
          <table:table-cell table:style-name="ce26" office:value-type="string" table:number-columns-spanned="4" table:number-rows-spanned="1">
            <text:p>called during script initing for every script entity.</text:p>
          </table:table-cell>
          <table:covered-table-cell table:number-columns-repeated="3" table:style-name="ce26"/>
        </table:table-row>
        <table:table-row table:style-name="ro5">
          <table:covered-table-cell table:style-name="ce21"/>
          <table:table-cell table:style-name="ce23" office:value-type="string">
            <text:p>on_talk <text:span text:style-name="T2">(FFVII script1)</text:span></text:p>
          </table:table-cell>
          <table:table-cell table:style-name="ce25" office:value-type="float" office:value="1">
            <text:p>1</text:p>
          </table:table-cell>
          <table:table-cell table:style-name="ce26" office:value-type="string" table:number-columns-spanned="4" table:number-rows-spanned="1">
            <text:p>called when player press «game_ok» button and player model solid collision in model talk collision and direction of that model towards model for script assosiate with that model.</text:p>
          </table:table-cell>
          <table:covered-table-cell table:number-columns-repeated="3" table:style-name="ce26"/>
        </table:table-row>
        <table:table-row table:style-name="ro4">
          <table:covered-table-cell table:style-name="ce21"/>
          <table:table-cell table:style-name="ce23" office:value-type="string">
            <text:p>on_collide <text:span text:style-name="T2">(FFVII script2)</text:span></text:p>
          </table:table-cell>
          <table:table-cell table:style-name="ce25" office:value-type="float" office:value="1">
            <text:p>1</text:p>
          </table:table-cell>
          <table:table-cell table:style-name="ce26" office:value-type="string" table:number-columns-spanned="4" table:number-rows-spanned="1">
            <text:p>called during player model movement check in model collide with some other model for this model.</text:p>
          </table:table-cell>
          <table:covered-table-cell table:number-columns-repeated="3" table:style-name="ce26"/>
        </table:table-row>
        <table:table-row table:style-name="ro4">
          <table:covered-table-cell table:style-name="ce21"/>
          <table:table-cell table:style-name="ce23" office:value-type="string">
            <text:p>on_move_to_line <text:span text:style-name="T2">(FFVII script2)</text:span></text:p>
          </table:table-cell>
          <table:table-cell table:style-name="ce25" office:value-type="float" office:value="1">
            <text:p>1</text:p>
          </table:table-cell>
          <table:table-cell table:style-name="ce26" office:value-type="string" table:number-columns-spanned="4" table:number-rows-spanned="1">
            <text:p>called when player model move towards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cross_line <text:span text:style-name="T2">(FFVII script3)</text:span></text:p>
          </table:table-cell>
          <table:table-cell table:style-name="ce25" office:value-type="float" office:value="1">
            <text:p>1</text:p>
          </table:table-cell>
          <table:table-cell table:style-name="ce26" office:value-type="string" table:number-columns-spanned="4" table:number-rows-spanned="1">
            <text:p>called when player model center cross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enter_line <text:span text:style-name="T2">(FFVII script5)</text:span></text:p>
          </table:table-cell>
          <table:table-cell table:style-name="ce25" office:value-type="float" office:value="1">
            <text:p>1</text:p>
          </table:table-cell>
          <table:table-cell table:style-name="ce26" office:value-type="string" table:number-columns-spanned="4" table:number-rows-spanned="1">
            <text:p>called when player model solid collision enters the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leave_line <text:span text:style-name="T2">(FFVII script6)</text:span></text:p>
          </table:table-cell>
          <table:table-cell table:style-name="ce25" office:value-type="float" office:value="1">
            <text:p>1</text:p>
          </table:table-cell>
          <table:table-cell table:style-name="ce26" office:value-type="string" table:number-columns-spanned="4" table:number-rows-spanned="1">
            <text:p>called when player model solid collision leaves the line trigger for script assosiate with that line.</text:p>
          </table:table-cell>
          <table:covered-table-cell table:number-columns-repeated="3" table:style-name="ce26"/>
        </table:table-row>
        <table:table-row table:style-name="ro4">
          <table:covered-table-cell table:style-name="ce21"/>
          <table:table-cell table:style-name="ce23" office:value-type="string">
            <text:p>on_activate_line <text:span text:style-name="T2">(FFVII script1)</text:span></text:p>
          </table:table-cell>
          <table:table-cell table:style-name="ce25" office:value-type="float" office:value="1">
            <text:p>1</text:p>
          </table:table-cell>
          <table:table-cell table:style-name="ce26" office:value-type="string" table:number-columns-spanned="4" table:number-rows-spanned="1">
            <text:p>called when player press «game_ok» button and player model solid collision in line trigger and direction of that model towards line for script assosiate with that line.</text:p>
          </table:table-cell>
          <table:covered-table-cell table:number-columns-repeated="3" table:style-name="ce26"/>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wait(const <text:span text:style-name="T4">float </text:span><text:span text:style-name="T2">seconds</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Pauses current script execution for a specific amount of ti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1">seconds</text:span><text:span text:style-name="T2"> </text:span><text:span text:style-name="T4">- number of seconds to pause script execution.</text:span></text:p>
          </table:table-cell>
          <table:table-cell table:style-name="Default"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4">
          <table:table-cell office:value-type="string">
            <text:p>FFVII Analog</text:p>
          </table:table-cell>
          <table:table-cell office:value-type="string" table:number-columns-spanned="6" table:number-rows-spanned="1">
            <text:p>0x24 WAIT (the game runs at 30fps, WAIT(0x1E) (or WAIT(30) in decimal) will pause script execution for 1 second, WAIT(0x96) will pause for 5 seconds, and so o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queue for entity with specified priori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1 REQ<text:span text:style-name="T3">. 0x04 PREQ but previously you must get party character entity id.</text:spa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_start_wai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request for entity with specified priority and pause current script execution until requested script start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3 REQSW<text:span text:style-name="T3">. 0x06 PRQSW, but previously you must get party character entity id.</text:span></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request_end_wait(const char* <text:span text:style-name="T2">entity</text:span>, const char* <text:span text:style-name="T2">script</text:span>, const int <text:span text:style-name="T1">prior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script to execution request for entity with specified priority and pause current script execution until requested script end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6">
          <table:table-cell office:value-type="string">
            <text:p>Arguments</text:p>
          </table:table-cell>
          <table:table-cell office:value-type="string">
            <text:p><text:span text:style-name="T1">entity</text:span> - name of entity for what you want to request script execution.</text:p>
          </table:table-cell>
          <table:table-cell office:value-type="string">
            <text:p><text:span text:style-name="T1">script</text:span> - name of script to execute.</text:p>
          </table:table-cell>
          <table:table-cell office:value-type="string">
            <text:p><text:span text:style-name="T1">priority</text:span> - priority to execute. Higher values indicates lower priority.</text:p>
          </table:table-cell>
          <table:table-cell table:number-columns-repeated="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03 REQEW<text:span text:style-name="T3">. 0x06 PRQEW, but previously you must get party character entity id.</text:span></text:p>
          </table:table-cell>
          <table:covered-table-cell table:number-columns-repeated="5"/>
        </table:table-row>
      </table:table>
      <table:table table:name="Message"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Message</text:p>
          </table:table-cell>
          <table:covered-table-cell table:number-columns-repeated="5" table:style-name="ce2"/>
          <table:covered-table-cell table:style-name="ce2" office:value-type="string">
            <text:p>`</text:p>
          </table:covered-table-cell>
        </table:table-row>
        <table:table-row table:style-name="ro4">
          <table:table-cell table:style-name="ce2" office:value-type="string" table:number-columns-spanned="7" table:number-rows-spanned="1">
            <text:p>Class represents message manager on field module and give access to manipilating messages. «message» is a global object. It exist since start of scripting system. There are 8 windows for messages z-sorted <text:s/>from 0 to 7 (bottom to top).</text:p>
          </table:table-cell>
          <table:covered-table-cell table:number-columns-repeated="6" table:style-name="ce2"/>
        </table:table-row>
        <table:table-row table:style-name="ro3">
          <table:table-cell table:style-name="Default" table:number-columns-repeated="7"/>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row>
        <table:table-row table:style-name="ro2">
          <table:table-cell table:style-name="ce5" office:value-type="string" table:number-columns-spanned="7" table:number-rows-spanned="1">
            <text:p>List of some enums that used in message class.</text:p>
          </table:table-cell>
          <table:covered-table-cell table:number-columns-repeated="6" table:style-name="ce5"/>
        </table:table-row>
        <table:table-row table:style-name="ro3">
          <table:table-cell table:style-name="Default" table:number-columns-repeated="7"/>
        </table:table-row>
        <table:table-row table:style-name="ro2">
          <table:table-cell office:value-type="string" table:number-columns-spanned="1" table:number-rows-spanned="3">
            <text:p>Type</text:p>
          </table:table-cell>
          <table:table-cell table:style-name="ce12" office:value-type="string" table:number-columns-spanned="1" table:number-rows-spanned="3">
            <text:p>MessageStyle</text:p>
          </table:table-cell>
          <table:table-cell office:value-type="string">
            <text:p>NONE</text:p>
          </table:table-cell>
          <table:table-cell office:value-type="string" table:number-columns-spanned="4" table:number-rows-spanned="1">
            <text:p>Text will be displayed without window.</text:p>
          </table:table-cell>
          <table:covered-table-cell table:number-columns-repeated="3"/>
        </table:table-row>
        <table:table-row table:style-name="ro2">
          <table:covered-table-cell table:style-name="ce7"/>
          <table:covered-table-cell/>
          <table:table-cell office:value-type="string">
            <text:p>SOLID</text:p>
          </table:table-cell>
          <table:table-cell office:value-type="string" table:number-columns-spanned="4" table:number-rows-spanned="1">
            <text:p>Text will be displayed with usual window.</text:p>
          </table:table-cell>
          <table:covered-table-cell table:number-columns-repeated="3"/>
        </table:table-row>
        <table:table-row table:style-name="ro2">
          <table:covered-table-cell table:style-name="ce7"/>
          <table:covered-table-cell/>
          <table:table-cell office:value-type="string">
            <text:p>TRANSPARENT</text:p>
          </table:table-cell>
          <table:table-cell office:value-type="string" table:number-columns-spanned="4" table:number-rows-spanned="1">
            <text:p>Text will be displayed with transparent window.</text:p>
          </table:table-cell>
          <table:covered-table-cell table:number-columns-repeated="3"/>
        </table:table-row>
        <table:table-row table:style-name="ro3">
          <table:table-cell table:style-name="Default" table:number-columns-repeated="7"/>
        </table:table-row>
        <table:table-row table:style-name="ro2">
          <table:table-cell table:style-name="ce8" office:value-type="string" table:number-columns-spanned="7" table:number-rows-spanned="1">
            <text:p>WINDOW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windows.</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const int <text:span text:style-name="T2">window_id</text:span>, const char* <text:span text:style-name="T1">text</text:span>, const int <text:span text:style-name="T2">x</text:span>, const int <text:span text:style-name="T2">y</text:span>, const int <text:span text:style-name="T2">width</text:span>, const int <text:span text:style-name="T2">height</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text</text:span> - text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office:value-type="string">
            <text:p><text:span text:style-name="T2">width</text:span> - width of dialog.</text:p>
          </table:table-cell>
          <table:table-cell office:value-type="string">
            <text:p><text:span text:style-name="T2">height</text:span> - height of dialog.</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const int <text:span text:style-name="T2">window_id</text:span>, const int <text:span text:style-name="T1">message_id</text:span>, const int <text:span text:style-name="T2">x</text:span>, const int <text:span text:style-name="T2">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 Width and height taken from text fi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message_id</text:span> - message id from text file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_wait(const int <text:span text:style-name="T2">window_id</text:span>, const char* <text:span text:style-name="T1">text</text:span>, const int <text:span text:style-name="T2">x</text:span>, const int <text:span text:style-name="T2">y</text:span>, const int <text:span text:style-name="T2">width</text:span>, const int <text:span text:style-name="T2">height</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text</text:span> - text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office:value-type="string">
            <text:p><text:span text:style-name="T2">width</text:span> - width of dialog.</text:p>
          </table:table-cell>
          <table:table-cell office:value-type="string">
            <text:p><text:span text:style-name="T2">height</text:span> - height of dialog.</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how_text_wait(const int <text:span text:style-name="T2">window_id</text:span>, const int <text:span text:style-name="T1">message_id</text:span>, const int <text:span text:style-name="T2">x</text:span>, const int <text:span text:style-name="T2">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Display messagebox and text within it acording to all preferenses for this window. Width and height taken from text fi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message_id</text:span> - message id from text file to display.</text:p>
          </table:table-cell>
          <table:table-cell table:style-name="ce28" office:value-type="string">
            <text:p><text:span text:style-name="T2">x</text:span> - x position of dialog.</text:p>
          </table:table-cell>
          <table:table-cell table:style-name="ce28" office:value-type="string">
            <text:p><text:span text:style-name="T2">y</text:span> - y position of dialog.</text:p>
          </table:table-cell>
          <table:table-cell table:style-name="ce28"/>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0x50 WINDOW</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hide(const int <text:span text:style-name="T2">window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window to auto-close. Window will close right after it shown.</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E WCLS</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style(const int <text:span text:style-name="T2">window_id</text:span>, const MessageStyle<text:span text:style-name="T2"> sty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Change visual appearence of window (doesn't affect text).</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style</text:span> - style of window to be set.</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52 WMODE - style field of this opcod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clickable(const int <text:span text:style-name="T2">window_id</text:span>, const bool<text:span text:style-name="T2"> clickab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Enable or disable input from player for this window.</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clickable</text:span> - is this window clickable or not.</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52 WMODE - clickable field of this opcod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set_cursor(const int <text:span text:style-name="T2">window_id</text:span>, const int<text:span text:style-name="T2"> first_row</text:span><text:span text:style-name="T4">, const int </text:span><text:span text:style-name="T2">last_row</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cursor to be displayed on next «show_text» call.</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ce28" office:value-type="string">
            <text:p><text:span text:style-name="T2">first_row</text:span> - top row where cursor can be placed.</text:p>
          </table:table-cell>
          <table:table-cell table:style-name="ce28" office:value-type="string">
            <text:p><text:span text:style-name="T2">last_row</text:span> - bottom row where cursor can be placed.</text:p>
          </table:table-cell>
          <table:table-cell table:style-name="ce28" table:number-columns-repeated="2"/>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48 ASK - if you want to emulate this opcode - call «set_cursor» before «show_text». Data can be receiver through «get_cursor».</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get_cursor(const int <text:span text:style-name="T2">window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Get last selected cursor row.</text:p>
          </table:table-cell>
          <table:covered-table-cell table:number-columns-repeated="5"/>
        </table:table-row>
        <table:table-row table:style-name="ro2">
          <table:table-cell table:style-name="ce11" office:value-type="string">
            <text:p>Note</text:p>
          </table:table-cell>
          <table:table-cell table:style-name="ce15" office:value-type="string" table:number-columns-spanned="6" table:number-rows-spanned="1">
            <text:p>Default value is 0.</text:p>
          </table:table-cell>
          <table:covered-table-cell table:number-columns-repeated="5" table:style-name="ce17"/>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window_id </text:span><text:span text:style-name="T4">- id of window you working with.</text:span></text:p>
          </table:table-cell>
          <table:table-cell table:style-name="Default" table:number-columns-repeated="2"/>
          <table:table-cell table:style-name="ce28" table:number-columns-repeated="2"/>
          <table:table-cell/>
        </table:table-row>
        <table:table-row table:style-name="ro2">
          <table:table-cell office:value-type="string">
            <text:p>Return</text:p>
          </table:table-cell>
          <table:table-cell office:value-type="string" table:number-columns-spanned="6" table:number-rows-spanned="1">
            <text:p>Last selected cursor row.</text:p>
          </table:table-cell>
          <table:covered-table-cell table:number-columns-repeated="5"/>
        </table:table-row>
        <table:table-row table:style-name="ro4">
          <table:table-cell office:value-type="string">
            <text:p>FFVII Analog</text:p>
          </table:table-cell>
          <table:table-cell office:value-type="string" table:number-columns-spanned="6" table:number-rows-spanned="1">
            <text:p>0x48 ASK - if you want to emulate this opcode - call «set_cursor» before «show_text». Data can be received through «get_cursor».</text:p>
          </table:table-cell>
          <table:covered-table-cell table:number-columns-repeated="5"/>
        </table:table-row>
      </table:table>
      <table:table table:name="GameState"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GameState</text:p>
          </table:table-cell>
          <table:covered-table-cell table:number-columns-repeated="5" table:style-name="ce2"/>
          <table:covered-table-cell table:style-name="ce2" office:value-type="string">
            <text:p>`</text:p>
          </table:covered-table-cell>
        </table:table-row>
        <table:table-row table:style-name="ro2">
          <table:table-cell table:style-name="ce2" office:value-type="string" table:number-columns-spanned="7" table:number-rows-spanned="1">
            <text:p>Class represents state of the game. It contain info about characters, party as well as global variables.</text:p>
          </table:table-cell>
          <table:covered-table-cell table:number-columns-repeated="6" table:style-name="ce2"/>
        </table:table-row>
        <table:table-row table:style-name="ro3">
          <table:table-cell table:style-name="Default" table:number-columns-repeated="7"/>
        </table:table-row>
        <table:table-row table:style-name="ro2">
          <table:table-cell table:style-name="ce8" office:value-type="string" table:number-columns-spanned="7" table:number-rows-spanned="1">
            <text:p>VARIABLE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global variables that can be stored.</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variable_set(const char* <text:span text:style-name="T2">variable</text:span>, const int <text:span text:style-name="T1">valu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tore value in global game state variab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variable.</text:span></text:p>
          </table:table-cell>
          <table:table-cell table:style-name="ce28" office:value-type="string">
            <text:p><text:span text:style-name="T2">value</text:span> - value to be stored.</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nt variable_get(const char* <text:span text:style-name="T2">variabl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tore value in global game state variabl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variable.</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Value stored in given variabl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get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tem_add(const int <text:span text:style-name="T2">item_id</text:span>, const int <text:span text:style-name="T1">quantity</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Add or remove certain number of item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5">
          <table:table-cell office:value-type="string">
            <text:p>Arguments</text:p>
          </table:table-cell>
          <table:table-cell office:value-type="string">
            <text:p><text:span text:style-name="T2">item_id </text:span><text:span text:style-name="T4">- id of item to add or remove.</text:span></text:p>
          </table:table-cell>
          <table:table-cell table:style-name="ce28" office:value-type="string">
            <text:p><text:span text:style-name="T2">quantity</text:span> -number of items to add or remove.</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int item_get(const int <text:span text:style-name="T2">item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Get number of items in inventor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variable </text:span><text:span text:style-name="T4">- name of variable.</text:span></text:p>
          </table:table-cell>
          <table:table-cell table:style-name="ce28" office:value-type="string">
            <text:p><text:span text:style-name="T2">value</text:span> - value to be stored.</text:p>
          </table:table-cell>
          <table:table-cell table:style-name="ce28" table:number-columns-repeated="3"/>
          <table:table-cell/>
        </table:table-row>
        <table:table-row table:style-name="ro2">
          <table:table-cell office:value-type="string">
            <text:p>Return</text:p>
          </table:table-cell>
          <table:table-cell office:value-type="string" table:number-columns-spanned="6" table:number-rows-spanned="1">
            <text:p>Number of items with this id.</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All savestate storing, exept to block 5,6 needs be replaced with «set_variable».</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party_set_size(const int <text:span text:style-name="T2">siz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size of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size </text:span><text:span text:style-name="T4">- maximum size of party.</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Set to 3 to make it like in FFVII.</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party_clear()</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Removes all characters from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table-cell table:style-name="ce28" table:number-columns-repeated="4"/>
          <table:table-cell/>
        </table:table-row>
        <table:table-row table:style-name="ro2">
          <table:table-cell office:value-type="string">
            <text:p>Return</text:p>
          </table:table-cell>
          <table:table-cell table:style-name="ce29" office:value-type="string" table:number-columns-spanned="6" table:number-rows-spanned="1">
            <text:p>None.</text:p>
          </table:table-cell>
          <table:covered-table-cell table:number-columns-repeated="5" table:style-name="ce29"/>
        </table:table-row>
        <table:table-row table:style-name="ro2">
          <table:table-cell office:value-type="string">
            <text:p>FFVII Analog</text:p>
          </table:table-cell>
          <table:table-cell table:style-name="ce30" office:value-type="string" table:number-columns-spanned="6" table:number-rows-spanned="1">
            <text:p><text:span text:style-name="T6">This is used in combination with «character_add_to_party» to emulate </text:span><text:span text:style-name="T7">PRTYE</text:span><text:span text:style-name="T6">.</text:span></text:p>
          </table:table-cell>
          <table:covered-table-cell table:number-columns-repeated="5" table:style-name="ce2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haracter_add_to_party(const int <text:span text:style-name="T2">character_id</text:span>)</text:p>
          </table:table-cell>
          <table:covered-table-cell table:number-columns-repeated="5"/>
        </table:table-row>
        <table:table-row table:style-name="ro4">
          <table:table-cell office:value-type="string">
            <text:p>Description</text:p>
          </table:table-cell>
          <table:table-cell office:value-type="string" table:number-columns-spanned="6" table:number-rows-spanned="1">
            <text:p>Add character with given id to first free slot in party or to last slot if all slots taken. Do nothing if character already in party. This add even invalid character, but it will not appear in ga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character_id </text:span><text:span text:style-name="T4">- id of character to add.</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C8 PRTYP.</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haracter_remove_from_party(const int <text:span text:style-name="T2">character_id</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Removes character with given id from party. Do nothing if character not in party.</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character_id </text:span><text:span text:style-name="T4">- id of character to remove.</text:span></text:p>
          </table:table-cell>
          <table:table-cell table:style-name="ce28"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C9 PRTYM.</text:p>
          </table:table-cell>
          <table:covered-table-cell table:number-columns-repeated="5"/>
        </table:table-row>
      </table:table>
      <table:table table:name="Fade"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Fade</text:p>
          </table:table-cell>
          <table:covered-table-cell table:number-columns-repeated="5" table:style-name="ce2"/>
          <table:covered-table-cell table:style-name="ce2" office:value-type="string">
            <text:p>`</text:p>
          </table:covered-table-cell>
        </table:table-row>
        <table:table-row table:style-name="ro2">
          <table:table-cell table:style-name="ce2" office:value-type="string" table:number-columns-spanned="7" table:number-rows-spanned="1">
            <text:p>Class represents field fade. You can manipulate field fade with it.</text:p>
          </table:table-cell>
          <table:covered-table-cell table:number-columns-repeated="6" table:style-name="ce2"/>
        </table:table-row>
        <table:table-row table:style-name="ro3">
          <table:table-cell table:style-name="ce31" table:number-columns-repeated="7"/>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row>
        <table:table-row table:style-name="ro2">
          <table:table-cell table:style-name="ce5" office:value-type="string" table:number-columns-spanned="7" table:number-rows-spanned="1">
            <text:p>List of some enums that used in fade class.</text:p>
          </table:table-cell>
          <table:covered-table-cell table:number-columns-repeated="6" table:style-name="ce5"/>
        </table:table-row>
        <table:table-row table:style-name="ro3">
          <table:table-cell table:style-name="Default" table:number-columns-repeated="7"/>
        </table:table-row>
        <table:table-row table:style-name="ro2">
          <table:table-cell office:value-type="string" table:number-columns-spanned="1" table:number-rows-spanned="2">
            <text:p>Type</text:p>
          </table:table-cell>
          <table:table-cell table:style-name="ce12" office:value-type="string" table:number-columns-spanned="1" table:number-rows-spanned="2">
            <text:p>MessageStyle</text:p>
          </table:table-cell>
          <table:table-cell office:value-type="string">
            <text:p>ADD</text:p>
          </table:table-cell>
          <table:table-cell office:value-type="string" table:number-columns-spanned="4" table:number-rows-spanned="1">
            <text:p>Fade will be blended with Ogre colour_blend. Screen &lt;-&gt; White</text:p>
          </table:table-cell>
          <table:covered-table-cell table:number-columns-repeated="3"/>
        </table:table-row>
        <table:table-row table:style-name="ro2">
          <table:covered-table-cell table:style-name="ce7"/>
          <table:covered-table-cell/>
          <table:table-cell office:value-type="string">
            <text:p>SUBTRACT</text:p>
          </table:table-cell>
          <table:table-cell office:value-type="string" table:number-columns-spanned="4" table:number-rows-spanned="1">
            <text:p>Fade will be blended with Ogre modulate. Screen &lt;-&gt; Black</text:p>
          </table:table-cell>
          <table:covered-table-cell table:number-columns-repeated="3"/>
        </table:table-row>
        <table:table-row table:style-name="ro3">
          <table:table-cell table:style-name="ce31" table:number-columns-repeated="7"/>
        </table:table-row>
        <table:table-row table:style-name="ro2">
          <table:table-cell table:style-name="ce8" office:value-type="string" table:number-columns-spanned="7" table:number-rows-spanned="1">
            <text:p>FADE MANIPULATION</text:p>
          </table:table-cell>
          <table:covered-table-cell table:number-columns-repeated="6" table:style-name="ce9"/>
        </table:table-row>
        <table:table-row table:style-name="ro2">
          <table:table-cell table:style-name="ce9" office:value-type="string" table:number-columns-spanned="7" table:number-rows-spanned="1">
            <text:p>Functions to manipulate field fade.</text:p>
          </table:table-cell>
          <table:covered-table-cell table:number-columns-repeated="6" table:style-name="ce9"/>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fade(const int <text:span text:style-name="T2">r</text:span>, const int <text:span text:style-name="T2">g</text:span>, const int <text:span text:style-name="T2">b</text:span>, const FieldFadeType <text:span text:style-name="T2">type</text:span>, const float <text:span text:style-name="T1">time</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fade from current fade colour to given by ti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4">
          <table:table-cell office:value-type="string">
            <text:p>Arguments</text:p>
          </table:table-cell>
          <table:table-cell office:value-type="string">
            <text:p><text:span text:style-name="T2">r </text:span><text:span text:style-name="T4">- red colour of fade.</text:span></text:p>
          </table:table-cell>
          <table:table-cell table:style-name="ce28" office:value-type="string">
            <text:p><text:span text:style-name="T2">g </text:span><text:span text:style-name="T4">- green colour of fade.</text:span></text:p>
          </table:table-cell>
          <table:table-cell table:style-name="ce28" office:value-type="string">
            <text:p><text:span text:style-name="T2">b </text:span><text:span text:style-name="T4">- blue colour of fade.</text:span></text:p>
          </table:table-cell>
          <table:table-cell table:style-name="ce28" office:value-type="string">
            <text:p><text:span text:style-name="T2">type </text:span><text:span text:style-name="T4">- type of fade blending.</text:span></text:p>
          </table:table-cell>
          <table:table-cell table:style-name="ce28" office:value-type="string">
            <text:p><text:span text:style-name="T2">time </text:span><text:span text:style-name="T4">- fade time.</text:span></text:p>
          </table:table-cell>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5 NFADE: type 0xb - ADD, 0xc - SUBTRACT</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fade(const int <text:span text:style-name="T2">r</text:span>, const int <text:span text:style-name="T2">g</text:span>, const int <text:span text:style-name="T2">b</text:span>, const FieldFadeType <text:span text:style-name="T2">type</text:span>, const float <text:span text:style-name="T1">speed</text:span>, const int <text:span text:style-name="T2">start_alpha</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Set fade from screen to given colour. Fade ends when alpha reaches 0 or 255 depending on speed.</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10">
          <table:table-cell office:value-type="string">
            <text:p>Arguments</text:p>
          </table:table-cell>
          <table:table-cell office:value-type="string">
            <text:p><text:span text:style-name="T2">r </text:span><text:span text:style-name="T4">- red colour of fade.</text:span></text:p>
          </table:table-cell>
          <table:table-cell table:style-name="ce28" office:value-type="string">
            <text:p><text:span text:style-name="T2">g </text:span><text:span text:style-name="T4">- green colour of fade.</text:span></text:p>
          </table:table-cell>
          <table:table-cell table:style-name="ce28" office:value-type="string">
            <text:p><text:span text:style-name="T2">b </text:span><text:span text:style-name="T4">- blue colour of fade.</text:span></text:p>
          </table:table-cell>
          <table:table-cell table:style-name="ce28" office:value-type="string">
            <text:p><text:span text:style-name="T2">type </text:span><text:span text:style-name="T4">- type of fade blending.</text:span></text:p>
          </table:table-cell>
          <table:table-cell table:style-name="ce28" office:value-type="string">
            <text:p><text:span text:style-name="T2">speed </text:span><text:span text:style-name="T4">- number by which increase alpha value every second. Alpha/Sec. For </text:span><text:span text:style-name="T4">discreasing alpha set «-speed».</text:span></text:p>
          </table:table-cell>
          <table:table-cell office:value-type="string">
            <text:p><text:span text:style-name="T2">start_alpha</text:span> - start alpha value.</text:p>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B FADE: type 0x5,0x6,0x9,0xa - ADD, 0x1,0x2,0x7,0x8 - SUBTRACT</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clear()</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Immediately set fade to screen.</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25 NFADE: type 0x0</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black()</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Immediately set fade to black.</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B FADE: type 0x4</text:p>
          </table:table-cell>
          <table:covered-table-cell table:number-columns-repeated="5"/>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wait()</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Waits till current fade stops.</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2">
          <table:table-cell office:value-type="string">
            <text:p>Arguments</text:p>
          </table:table-cell>
          <table:table-cell table:style-name="Default" table:number-columns-repeated="6"/>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2">
          <table:table-cell office:value-type="string">
            <text:p>FFVII Analog</text:p>
          </table:table-cell>
          <table:table-cell office:value-type="string" table:number-columns-spanned="6" table:number-rows-spanned="1">
            <text:p>0x6C FADEW</text:p>
          </table:table-cell>
          <table:covered-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currency-symbol number:language="ru" number:country="RU">руб.</number:currency-symbol>
    </number:currency-style>
    <number:currency-style style:name="N108">
      <style:text-properties fo:color="#ff0000"/>
      <number:text>-</number:text>
      <number:number number:decimal-places="2" number:min-integer-digits="1" number:grouping="true"/>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0">20.01.2009</text:date>, <text:time>23:05:1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4T13:24:02</meta:creation-date>
    <dc:date>2009-01-20T23:05:17.16</dc:date>
    <dc:language>ru-RU</dc:language>
    <meta:editing-cycles>309</meta:editing-cycles>
    <meta:editing-duration>PT142H27M43S</meta:editing-duration>
    <meta:document-statistic meta:table-count="6" meta:cell-count="915" meta:object-count="0"/>
    <meta:user-defined meta:name="Info 1"/>
    <meta:user-defined meta:name="Info 2"/>
    <meta:user-defined meta:name="Info 3"/>
    <meta:user-defined meta:name="Info 4"/>
  </office:meta>
</office:document-meta>
</file>